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Stat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92">
            <text:p>292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831">
            <text:p>831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011">
            <text:p>1011</text:p>
          </table:table-cell>
          <table:table-cell table:style-name="ce22" office:value-type="float" office:value="278">
            <text:p>278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336">
            <text:p>1336</text:p>
          </table:table-cell>
          <table:table-cell table:style-name="ce22" office:value-type="float" office:value="306">
            <text:p>306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065">
            <text:p>4065</text:p>
          </table:table-cell>
          <table:table-cell table:style-name="ce22" office:value-type="float" office:value="587">
            <text:p>587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1307">
            <text:p>31307</text:p>
          </table:table-cell>
          <table:table-cell table:style-name="ce22" office:value-type="float" office:value="4987">
            <text:p>498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158">
            <text:p>158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738">
            <text:p>2738</text:p>
          </table:table-cell>
          <table:table-cell table:style-name="ce22" office:value-type="float" office:value="1003">
            <text:p>100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8314">
            <text:p>18314</text:p>
          </table:table-cell>
          <table:table-cell table:style-name="ce22" office:value-type="float" office:value="4918">
            <text:p>491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029">
            <text:p>1029</text:p>
          </table:table-cell>
          <table:table-cell table:style-name="ce22" office:value-type="float" office:value="417">
            <text:p>417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649">
            <text:p>2649</text:p>
          </table:table-cell>
          <table:table-cell table:style-name="ce22" office:value-type="float" office:value="73">
            <text:p>7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024">
            <text:p>3024</text:p>
          </table:table-cell>
          <table:table-cell table:style-name="ce22" office:value-type="float" office:value="83">
            <text:p>8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78">
            <text:p>78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823">
            <text:p>823</text:p>
          </table:table-cell>
          <table:table-cell table:style-name="ce22" office:value-type="float" office:value="196">
            <text:p>196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071">
            <text:p>3071</text:p>
          </table:table-cell>
          <table:table-cell table:style-name="ce22" office:value-type="float" office:value="1386">
            <text:p>138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5487">
            <text:p>25487</text:p>
          </table:table-cell>
          <table:table-cell table:style-name="ce22" office:value-type="float" office:value="2637">
            <text:p>263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763">
            <text:p>76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877">
            <text:p>2877</text:p>
          </table:table-cell>
          <table:table-cell table:style-name="ce22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01500">
            <text:p>101500</text:p>
          </table:table-cell>
          <table:table-cell table:style-name="ce22" office:value-type="float" office:value="17887">
            <text:p>1788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6699">
            <text:p>669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2358">
            <text:p>2358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369">
            <text:p>5369</text:p>
          </table:table-cell>
          <table:table-cell table:style-name="ce22" office:value-type="float" office:value="1697">
            <text:p>169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5147">
            <text:p>25147</text:p>
          </table:table-cell>
          <table:table-cell table:style-name="ce22" office:value-type="float" office:value="247">
            <text:p>247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7835">
            <text:p>27835</text:p>
          </table:table-cell>
          <table:table-cell table:style-name="ce22" office:value-type="float" office:value="259">
            <text:p>259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8339">
            <text:p>8339</text:p>
          </table:table-cell>
          <table:table-cell table:style-name="ce22" office:value-type="float" office:value="1605">
            <text:p>160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00">
            <text:p>440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742">
            <text:p>7742</text:p>
          </table:table-cell>
          <table:table-cell table:style-name="ce22" office:value-type="float" office:value="1055">
            <text:p>105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2259">
            <text:p>82259</text:p>
          </table:table-cell>
          <table:table-cell table:style-name="ce22" office:value-type="float" office:value="7315">
            <text:p>731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5026">
            <text:p>165026</text:p>
          </table:table-cell>
          <table:table-cell table:style-name="ce22" office:value-type="float" office:value="18974">
            <text:p>1897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66526">
            <text:p>266526</text:p>
          </table:table-cell>
          <table:table-cell table:style-name="ce22" office:value-type="float" office:value="36861">
            <text:p>3686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